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215cm"/>
    </style:style>
    <style:style style:name="co3" style:family="table-column">
      <style:table-column-properties fo:break-before="auto" style:column-width="1.707cm"/>
    </style:style>
    <style:style style:name="ro1" style:family="table-row">
      <style:table-row-properties style:row-height="2.302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" style:family="table-cell" style:parent-style-name="Default" style:data-style-name="N36">
      <style:table-cell-properties style:rotation-align="none"/>
    </style:style>
    <style:style style:name="ce3" style:family="table-cell" style:parent-style-name="Normal_20_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Normal_20_4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Normal_20_4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5" style:family="table-cell" style:parent-style-name="Normal_20_4">
      <style:table-cell-properties style:rotation-align="none"/>
    </style:style>
    <style:style style:name="ce7" style:family="table-cell" style:parent-style-name="Normal_20_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Normal_20_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9" style:family="table-cell" style:parent-style-name="Normal_20_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0" style:family="table-cell" style:parent-style-name="Hyperlink_20_2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2016-2023 South Sudan Attacks on Health Care Incident Data" table:style-name="ta1">
        <table:table-column table:style-name="co1" table:number-columns-repeated="1024" table:default-cell-style-name="Default"/>
        <table:table-row table:style-name="ro1"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Country</text:p>
          </table:table-cell>
          <table:table-cell table:style-name="ce6" office:value-type="string" calcext:value-type="string">
            <text:p>Country ISO</text:p>
          </table:table-cell>
          <table:table-cell table:style-name="ce6" office:value-type="string" calcext:value-type="string">
            <text:p>Reported Perpetrator</text:p>
          </table:table-cell>
          <table:table-cell table:style-name="ce6" office:value-type="string" calcext:value-type="string">
            <text:p>Reported Perpetrator Name</text:p>
          </table:table-cell>
          <table:table-cell table:style-name="ce6" office:value-type="string" calcext:value-type="string">
            <text:p>Weapon Carried/Used</text:p>
          </table:table-cell>
          <table:table-cell table:style-name="ce6" office:value-type="string" calcext:value-type="string">
            <text:p>Number of Attacks on Health Facilities Reporting Destruction</text:p>
          </table:table-cell>
          <table:table-cell table:style-name="ce6" office:value-type="string" calcext:value-type="string">
            <text:p>Number of Attacks on Health Facilities Reporting Damaged</text:p>
          </table:table-cell>
          <table:table-cell table:style-name="ce6" office:value-type="string" calcext:value-type="string">
            <text:p>Forceful Entry into Health Facility</text:p>
          </table:table-cell>
          <table:table-cell table:style-name="ce6" office:value-type="string" calcext:value-type="string">
            <text:p>Occupation of Health Facility</text:p>
          </table:table-cell>
          <table:table-cell table:style-name="ce6" office:value-type="string" calcext:value-type="string">
            <text:p>Health Transportation Destroyed</text:p>
          </table:table-cell>
          <table:table-cell table:style-name="ce6" office:value-type="string" calcext:value-type="string">
            <text:p>Health Transportation Damaged</text:p>
          </table:table-cell>
          <table:table-cell table:style-name="ce6" office:value-type="string" calcext:value-type="string">
            <text:p>Health Transportation Stolen/Highjacked</text:p>
          </table:table-cell>
          <table:table-cell table:style-name="ce6" office:value-type="string" calcext:value-type="string">
            <text:p>Looting/Theft/Robbery/Burglary of Health Supplies</text:p>
          </table:table-cell>
          <table:table-cell table:style-name="ce6" office:value-type="string" calcext:value-type="string">
            <text:p>Access Denied or Obstructed</text:p>
          </table:table-cell>
          <table:table-cell table:style-name="ce6" office:value-type="string" calcext:value-type="string">
            <text:p>Health Workers Killed</text:p>
          </table:table-cell>
          <table:table-cell table:style-name="ce6" office:value-type="string" calcext:value-type="string">
            <text:p>Health Workers Injured</text:p>
          </table:table-cell>
          <table:table-cell table:style-name="ce6" office:value-type="string" calcext:value-type="string">
            <text:p>Health Workers Kidnapped</text:p>
          </table:table-cell>
          <table:table-cell table:style-name="ce6" office:value-type="string" calcext:value-type="string">
            <text:p>Health Workers Arrested</text:p>
          </table:table-cell>
          <table:table-cell table:style-name="ce6" office:value-type="string" calcext:value-type="string">
            <text:p>Known Kidnapping or Arrest Outcome</text:p>
          </table:table-cell>
          <table:table-cell table:style-name="ce6" office:value-type="string" calcext:value-type="string">
            <text:p>Health Workers Threatened</text:p>
          </table:table-cell>
          <table:table-cell table:style-name="ce6" office:value-type="string" calcext:value-type="string">
            <text:p>Health Workers Assaulted</text:p>
          </table:table-cell>
          <table:table-cell table:style-name="ce6" office:value-type="string" calcext:value-type="string">
            <text:p>Health Workers Sexually Assaulted</text:p>
          </table:table-cell>
          <table:table-cell table:style-name="ce6" office:value-type="string" calcext:value-type="string">
            <text:p>Reported Health Worker Profession</text:p>
          </table:table-cell>
          <table:table-cell table:style-name="ce6" office:value-type="string" calcext:value-type="string">
            <text:p>Health Workers Killed</text:p>
          </table:table-cell>
          <table:table-cell table:style-name="ce6" office:value-type="string" calcext:value-type="string">
            <text:p>International Health Workers Working Within The Aid System Kill</text:p>
          </table:table-cell>
          <table:table-cell table:style-name="ce6" office:value-type="string" calcext:value-type="string">
            <text:p>International Health Worker Outside The Aid Structure Killed</text:p>
          </table:table-cell>
          <table:table-cell table:style-name="ce6" office:value-type="string" calcext:value-type="string">
            <text:p>National Employees of International Aid Agencies Killed</text:p>
          </table:table-cell>
          <table:table-cell table:style-name="ce6" office:value-type="string" calcext:value-type="string">
            <text:p>National Employees of Local NGO Killed</text:p>
          </table:table-cell>
          <table:table-cell table:style-name="ce6" office:value-type="string" calcext:value-type="string">
            <text:p>Health Worker Working Within National Health Structure Killed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Health Workers Working for INGO, ICRC or UN Killed</text:p>
          </table:table-cell>
          <table:table-cell table:style-name="ce6" office:value-type="string" calcext:value-type="string">
            <text:p>Health Workers Working for LNGO, <text:s/>NGO or National Society of th</text:p>
          </table:table-cell>
          <table:table-cell table:style-name="ce6" office:value-type="string" calcext:value-type="string">
            <text:p>Health Workers Working for local health structure killed</text:p>
          </table:table-cell>
          <table:table-cell table:style-name="ce6" office:value-type="string" calcext:value-type="string">
            <text:p>Health Workers Killed In Captivity</text:p>
          </table:table-cell>
          <table:table-cell table:style-name="ce6" office:value-type="string" calcext:value-type="string">
            <text:p>Female Health Workers Killed</text:p>
          </table:table-cell>
          <table:table-cell table:style-name="ce6" office:value-type="string" calcext:value-type="string">
            <text:p>Male Health Workers Killed</text:p>
          </table:table-cell>
          <table:table-cell table:style-name="ce6" office:value-type="string" calcext:value-type="string">
            <text:p>Health Workers Injured</text:p>
          </table:table-cell>
          <table:table-cell table:style-name="ce6" office:value-type="string" calcext:value-type="string">
            <text:p>International Health Workers Working Within the Aid System Inju</text:p>
          </table:table-cell>
          <table:table-cell table:style-name="ce6" office:value-type="string" calcext:value-type="string">
            <text:p>International Health Worker Outside the Aid Structure Injured</text:p>
          </table:table-cell>
          <table:table-cell table:style-name="ce6" office:value-type="string" calcext:value-type="string">
            <text:p>National Employees of International Aid Agencies Injured</text:p>
          </table:table-cell>
          <table:table-cell table:style-name="ce6" office:value-type="string" calcext:value-type="string">
            <text:p>Health Worker Working Within National Health Structure Injured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Female Health Workers Injured</text:p>
          </table:table-cell>
          <table:table-cell table:style-name="ce6" office:value-type="string" calcext:value-type="string">
            <text:p>Male Health Workers Injured </text:p>
          </table:table-cell>
          <table:table-cell table:style-name="ce6" office:value-type="string" calcext:value-type="string">
            <text:p>Health Workers Kidnapped</text:p>
          </table:table-cell>
          <table:table-cell table:style-name="ce6" office:value-type="string" calcext:value-type="string">
            <text:p>International Health Workers Working Within the Aid System Kidn</text:p>
          </table:table-cell>
          <table:table-cell table:style-name="ce6" office:value-type="string" calcext:value-type="string">
            <text:p>International Health Worker Outside the Aid Structure Kidnapped</text:p>
          </table:table-cell>
          <table:table-cell table:style-name="ce6" office:value-type="string" calcext:value-type="string">
            <text:p>National Employees of International Aid Agencies Kidnapped</text:p>
          </table:table-cell>
          <table:table-cell table:style-name="ce6" office:value-type="string" calcext:value-type="string">
            <text:p>Health Worker Working Within National Health Structure Kidnappe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Female Health Workers Kidnapped</text:p>
          </table:table-cell>
          <table:table-cell table:style-name="ce6" office:value-type="string" calcext:value-type="string">
            <text:p>Male Health Workers Kidanpped</text:p>
          </table:table-cell>
          <table:table-cell table:style-name="ce6" office:value-type="string" calcext:value-type="string">
            <text:p>Health Workers Arrested</text:p>
          </table:table-cell>
          <table:table-cell table:style-name="ce6" office:value-type="string" calcext:value-type="string">
            <text:p>International Health Workers Working Within the Aid System Arre</text:p>
          </table:table-cell>
          <table:table-cell table:style-name="ce6" office:value-type="string" calcext:value-type="string">
            <text:p>International Health Worker Outside the Aid Structure Arrested </text:p>
          </table:table-cell>
          <table:table-cell table:style-name="ce6" office:value-type="string" calcext:value-type="string">
            <text:p>National Employees of International Aid Agencies Arrested or De</text:p>
          </table:table-cell>
          <table:table-cell table:style-name="ce6" office:value-type="string" calcext:value-type="string">
            <text:p>Health Worker Working Within National Health Structure Arrested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Female Health Workers Arrested or Detained</text:p>
          </table:table-cell>
          <table:table-cell table:style-name="ce6" office:value-type="string" calcext:value-type="string">
            <text:p>Male Health Workers Arrested or Detained</text:p>
          </table:table-cell>
          <table:table-cell table:style-name="ce6" office:value-type="string" calcext:value-type="string">
            <text:p>Conflict-Related Violence</text:p>
          </table:table-cell>
          <table:table-cell table:style-name="ce6" office:value-type="string" calcext:value-type="string">
            <text:p>Political-Related Violence</text:p>
          </table:table-cell>
          <table:table-cell table:style-name="ce6" office:value-type="string" calcext:value-type="string">
            <text:p>COVID-19-Related Violence</text:p>
          </table:table-cell>
          <table:table-cell table:style-name="ce6" office:value-type="string" calcext:value-type="string">
            <text:p>Ebola-Related Violence</text:p>
          </table:table-cell>
          <table:table-cell table:style-name="ce6" office:value-type="string" calcext:value-type="string">
            <text:p>Vaccination-Related Violence</text:p>
          </table:table-cell>
          <table:table-cell table:style-name="ce6" office:value-type="string" calcext:value-type="string">
            <text:p>SiND Event ID</text:p>
          </table:table-cell>
          <table:table-cell table:style-name="ce6" table:number-columns-repeated="957"/>
        </table:table-row>
        <table:table-row table:style-name="ro2">
          <table:table-cell table:style-name="ce1" office:value-type="string" calcext:value-type="string">
            <text:p>#date</text:p>
          </table:table-cell>
          <table:table-cell table:style-name="ce1" office:value-type="string" calcext:value-type="string">
            <text:p>#country +name</text:p>
          </table:table-cell>
          <table:table-cell table:style-name="ce1" office:value-type="string" calcext:value-type="string">
            <text:p>#country +ISO</text:p>
          </table:table-cell>
          <table:table-cell table:style-name="ce1" office:value-type="string" calcext:value-type="string">
            <text:p>#group +perp </text:p>
          </table:table-cell>
          <table:table-cell table:style-name="ce1" office:value-type="string" calcext:value-type="string">
            <text:p>#group +perp +name</text:p>
          </table:table-cell>
          <table:table-cell table:style-name="ce1" office:value-type="string" calcext:value-type="string">
            <text:p>#weapon</text:p>
          </table:table-cell>
          <table:table-cell table:style-name="ce1" office:value-type="string" calcext:value-type="string">
            <text:p>#indicator +health_facility +destroyed +num</text:p>
          </table:table-cell>
          <table:table-cell table:style-name="ce1" office:value-type="string" calcext:value-type="string">
            <text:p>#indicator +health_facility +damaged +num</text:p>
          </table:table-cell>
          <table:table-cell table:style-name="ce1" office:value-type="string" calcext:value-type="string">
            <text:p>#indicator +health_facility +armed_entry +num</text:p>
          </table:table-cell>
          <table:table-cell table:style-name="ce1" office:value-type="string" calcext:value-type="string">
            <text:p>#indicator +health_facility +occupy</text:p>
          </table:table-cell>
          <table:table-cell table:style-name="ce1" office:value-type="string" calcext:value-type="string">
            <text:p>#indicator +health_transport +destroyed +num</text:p>
          </table:table-cell>
          <table:table-cell table:style-name="ce1" office:value-type="string" calcext:value-type="string">
            <text:p>#indicator +health_transport +damaged +num</text:p>
          </table:table-cell>
          <table:table-cell table:style-name="ce1" office:value-type="string" calcext:value-type="string">
            <text:p>#indicator +health_transport +abducted +num</text:p>
          </table:table-cell>
          <table:table-cell table:style-name="ce1" office:value-type="string" calcext:value-type="string">
            <text:p>#indicator +health_supplies +taken +num</text:p>
          </table:table-cell>
          <table:table-cell table:style-name="ce1" office:value-type="string" calcext:value-type="string">
            <text:p>#indicator +health_obstruction</text:p>
          </table:table-cell>
          <table:table-cell table:style-name="ce1" office:value-type="string" calcext:value-type="string">
            <text:p>#affected +healthworker +killed</text:p>
          </table:table-cell>
          <table:table-cell table:style-name="ce1" office:value-type="string" calcext:value-type="string">
            <text:p>#affected +healthworker +injured</text:p>
          </table:table-cell>
          <table:table-cell table:style-name="ce1" office:value-type="string" calcext:value-type="string">
            <text:p>#affected +healthworker +arrested</text:p>
          </table:table-cell>
          <table:table-cell table:style-name="ce1" office:value-type="string" calcext:value-type="string">
            <text:p>#affected +healthworker +kidnapped</text:p>
          </table:table-cell>
          <table:table-cell table:style-name="ce1" office:value-type="string" calcext:value-type="string">
            <text:p>#affected +healthworker +assaulted</text:p>
          </table:table-cell>
          <table:table-cell table:style-name="ce1" office:value-type="string" calcext:value-type="string">
            <text:p>#affected +healthworker +threatened</text:p>
          </table:table-cell>
          <table:table-cell table:style-name="ce1" office:value-type="string" calcext:value-type="string">
            <text:p>#affected +healthworker +assaulted</text:p>
          </table:table-cell>
          <table:table-cell table:style-name="ce1" office:value-type="string" calcext:value-type="string">
            <text:p>#affected +healthworker +SGBV</text:p>
          </table:table-cell>
          <table:table-cell table:style-name="ce1" table:number-columns-repeated="1001"/>
        </table:table-row>
        <table:table-row table:style-name="ro3">
          <table:table-cell table:style-name="ce2" office:value-type="date" office:date-value="2016-02-07" calcext:value-type="date">
            <text:p>07/02/2016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440" calcext:value-type="float">
            <text:p>2144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2-17" calcext:value-type="date">
            <text:p>17/02/2016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Dinka, Refugees/IDPs, Sudan People's Liberation Army</text:p>
          </table:table-cell>
          <table:table-cell office:value-type="string" calcext:value-type="string">
            <text:p>Combination, 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393" calcext:value-type="float">
            <text:p>2139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2-23" calcext:value-type="date">
            <text:p>23/02/2016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394" calcext:value-type="float">
            <text:p>2139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3-21" calcext:value-type="date">
            <text:p>21/03/2016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udan People's Liberation Army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321" calcext:value-type="float">
            <text:p>2132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5-15" calcext:value-type="date">
            <text:p>15/05/2016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241" calcext:value-type="float">
            <text:p>2124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6-17" calcext:value-type="date">
            <text:p>17/06/2016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203" calcext:value-type="float">
            <text:p>2120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7-08" calcext:value-type="date">
            <text:p>08/07/2016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Youth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1067" calcext:value-type="float">
            <text:p>2106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7-10" calcext:value-type="date">
            <text:p>10/07/2016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PLA-IO Sudan People's Liberation Army in Opposition, Sudan People's Liberation Army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133" calcext:value-type="float">
            <text:p>2113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7-11" calcext:value-type="date">
            <text:p>11/07/2016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073" calcext:value-type="float">
            <text:p>2107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7-13" calcext:value-type="date">
            <text:p>13/07/2016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udan People's Liberation Army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135" calcext:value-type="float">
            <text:p>2113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7-13" calcext:value-type="date">
            <text:p>13/07/2016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udan People's Liberation Army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466" calcext:value-type="float">
            <text:p>3146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7-25" calcext:value-type="date">
            <text:p>25/07/2016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udan People's Liberation Army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078" calcext:value-type="float">
            <text:p>2107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09-18" calcext:value-type="date">
            <text:p>18/09/2016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870" calcext:value-type="float">
            <text:p>2087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11" calcext:value-type="date">
            <text:p>11/11/2016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South Sud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695" calcext:value-type="float">
            <text:p>2069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1-26" calcext:value-type="date">
            <text:p>26/11/2016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551" calcext:value-type="float">
            <text:p>2055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2-02" calcext:value-type="date">
            <text:p>02/12/2016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iliti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, ProgrammeStaff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420" calcext:value-type="float">
            <text:p>2042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2-08" calcext:value-type="date">
            <text:p>08/12/2016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tor, Guards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550" calcext:value-type="float">
            <text:p>2055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6-12-09" calcext:value-type="date">
            <text:p>09/12/2016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PLA-IO Sudan People's Liberation Army in Opposi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421" calcext:value-type="float">
            <text:p>2042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1-01" calcext:value-type="date">
            <text:p>01/01/2017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467" calcext:value-type="float">
            <text:p>3146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1-04" calcext:value-type="date">
            <text:p>04/01/2017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udan People's Liberation Army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576" calcext:value-type="float">
            <text:p>2257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1-26" calcext:value-type="date">
            <text:p>26/01/2017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Conflict Party unspecified (South Sudan)</text:p>
          </table:table-cell>
          <table:table-cell office:value-type="string" calcext:value-type="string">
            <text:p>Combin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493" calcext:value-type="float">
            <text:p>3149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1-30" calcext:value-type="date">
            <text:p>30/01/2017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0770" calcext:value-type="float">
            <text:p>2077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2-01" calcext:value-type="date">
            <text:p>01/02/2017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udan People's Liberation Army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496" calcext:value-type="float">
            <text:p>3149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2-09" calcext:value-type="date">
            <text:p>09/02/2017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31568" calcext:value-type="float">
            <text:p>3156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3-01" calcext:value-type="date">
            <text:p>01/03/2017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Other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642" calcext:value-type="float">
            <text:p>3164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3-14" calcext:value-type="date">
            <text:p>14/03/2017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640" calcext:value-type="float">
            <text:p>2164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4-10" calcext:value-type="date">
            <text:p>10/04/2017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South Sudan People's Defence Force, SPLA-IO Sudan People's Liberation Army in Opposi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5532" calcext:value-type="float">
            <text:p>2553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7-13" calcext:value-type="date">
            <text:p>13/07/2017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Information, 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104" calcext:value-type="float">
            <text:p>2110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7-19" calcext:value-type="date">
            <text:p>19/07/2017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SPLA-IO Sudan People's Liberation Army in Opposition, Sudan People's Liberation Army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109" calcext:value-type="float">
            <text:p>2110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7-25" calcext:value-type="date">
            <text:p>25/07/2017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5577" calcext:value-type="float">
            <text:p>2557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8-01" calcext:value-type="date">
            <text:p>01/08/2017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569" calcext:value-type="float">
            <text:p>3156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8-29" calcext:value-type="date">
            <text:p>29/08/2017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741" calcext:value-type="float">
            <text:p>2174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09-18" calcext:value-type="date">
            <text:p>18/09/2017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PLA-IO Sudan People's Liberation Army in Opposi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5589" calcext:value-type="float">
            <text:p>2558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11-28" calcext:value-type="date">
            <text:p>28/11/2017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urle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067" calcext:value-type="float">
            <text:p>2206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12-08" calcext:value-type="date">
            <text:p>08/12/2017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table:number-columns-repeated="2" office:value-type="string" calcext:value-type="string">
            <text:p>Employe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5607" calcext:value-type="float">
            <text:p>2560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7-12-17" calcext:value-type="date">
            <text:p>17/12/2017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PLA-IO Sudan People's Liberation Army in Opposition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970" calcext:value-type="float">
            <text:p>2197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3-25" calcext:value-type="date">
            <text:p>25/03/2018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PLA-IO Sudan People's Liberation Army in Opposition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1849" calcext:value-type="float">
            <text:p>2184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4-07" calcext:value-type="date">
            <text:p>07/04/2018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298" calcext:value-type="float">
            <text:p>2229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4-10" calcext:value-type="date">
            <text:p>10/04/2018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590" calcext:value-type="float">
            <text:p>3159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4-20" calcext:value-type="date">
            <text:p>20/04/2018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isseriy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, VaccinationWork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2331" calcext:value-type="float">
            <text:p>2233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4-24" calcext:value-type="date">
            <text:p>24/04/2018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309" calcext:value-type="float">
            <text:p>2230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4-26" calcext:value-type="date">
            <text:p>26/04/2018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312" calcext:value-type="float">
            <text:p>2231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4-26" calcext:value-type="date">
            <text:p>26/04/2018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udan People's Liberation Army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330" calcext:value-type="float">
            <text:p>2233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4-26" calcext:value-type="date">
            <text:p>26/04/2018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329" calcext:value-type="float">
            <text:p>2232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4-26" calcext:value-type="date">
            <text:p>26/04/2018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313" calcext:value-type="float">
            <text:p>2231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7-23" calcext:value-type="date">
            <text:p>23/07/2018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3055" calcext:value-type="float">
            <text:p>2305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9-23" calcext:value-type="date">
            <text:p>23/09/2018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594" calcext:value-type="float">
            <text:p>3159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2-19" calcext:value-type="date">
            <text:p>19/12/2018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South Sudan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3220" calcext:value-type="float">
            <text:p>2322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2-19" calcext:value-type="date">
            <text:p>19/02/2019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South Sudan National Police Service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595" calcext:value-type="float">
            <text:p>3159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2-19" calcext:value-type="date">
            <text:p>19/02/2019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South Sudan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596" calcext:value-type="float">
            <text:p>3159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6-02" calcext:value-type="date">
            <text:p>02/06/2019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table:number-columns-repeated="2" office:value-type="string" calcext:value-type="string">
            <text:p>Employe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4237" calcext:value-type="float">
            <text:p>2423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0-30" calcext:value-type="date">
            <text:p>30/10/2019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Conflict Party unspecified (South Sudan)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NotApplicable</text:p>
          </table:table-cell>
          <table:table-cell office:value-type="float" office:value="35240" calcext:value-type="float">
            <text:p>3524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07" calcext:value-type="date">
            <text:p>07/01/2020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South Sudan National Police Servi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187" calcext:value-type="float">
            <text:p>2418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17" calcext:value-type="date">
            <text:p>17/01/2020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117" calcext:value-type="float">
            <text:p>2411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20" calcext:value-type="date">
            <text:p>20/01/2020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Youth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341" calcext:value-type="float">
            <text:p>2634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21" calcext:value-type="date">
            <text:p>21/02/2020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Intelligence/security forces (South Sudan)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579" calcext:value-type="float">
            <text:p>2857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22" calcext:value-type="date">
            <text:p>22/02/2020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580" calcext:value-type="float">
            <text:p>2858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25" calcext:value-type="date">
            <text:p>25/02/2020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Dinka Soldier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ministr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963" calcext:value-type="float">
            <text:p>2496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3-29" calcext:value-type="date">
            <text:p>29/03/2020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ministr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274" calcext:value-type="float">
            <text:p>2427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16" calcext:value-type="date">
            <text:p>16/05/2020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urle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498" calcext:value-type="float">
            <text:p>2449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6-26" calcext:value-type="date">
            <text:p>26/06/2020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5181" calcext:value-type="float">
            <text:p>2518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6-28" calcext:value-type="date">
            <text:p>28/06/2020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826" calcext:value-type="float">
            <text:p>2482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7-13" calcext:value-type="date">
            <text:p>13/07/2020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5008" calcext:value-type="float">
            <text:p>2500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8-10" calcext:value-type="date">
            <text:p>10/08/2020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iver, ProgrammeStaff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5246" calcext:value-type="float">
            <text:p>2524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9-30" calcext:value-type="date">
            <text:p>30/09/2020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uard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5823" calcext:value-type="float">
            <text:p>2582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31" calcext:value-type="date">
            <text:p>31/01/2021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381" calcext:value-type="float">
            <text:p>3138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14" calcext:value-type="date">
            <text:p>14/02/2021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ssi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7159" calcext:value-type="float">
            <text:p>2715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19" calcext:value-type="date">
            <text:p>19/03/2021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National Salvation Front (South Sudan)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423" calcext:value-type="float">
            <text:p>3142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28" calcext:value-type="date">
            <text:p>28/03/2021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South Sudan National Police Servi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424" calcext:value-type="float">
            <text:p>3142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22" calcext:value-type="date">
            <text:p>22/04/2021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South Sudan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7722" calcext:value-type="float">
            <text:p>2772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03" calcext:value-type="date">
            <text:p>03/05/2021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outh Sudan People's Defence For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487" calcext:value-type="float">
            <text:p>2748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07" calcext:value-type="date">
            <text:p>07/05/2021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South Sudan</text:p>
          </table:table-cell>
          <table:table-cell office:value-type="string" calcext:value-type="string">
            <text:p>Unarmed Perpetrato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iver, HeadOfProgramme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310" calcext:value-type="float">
            <text:p>2831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2" calcext:value-type="date">
            <text:p>12/05/2021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iver, OtherHealthProfession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776" calcext:value-type="float">
            <text:p>2777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21" calcext:value-type="date">
            <text:p>21/05/2021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830" calcext:value-type="float">
            <text:p>2783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07" calcext:value-type="date">
            <text:p>07/06/2021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erdsmen (Sudan)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408" calcext:value-type="float">
            <text:p>2840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11" calcext:value-type="date">
            <text:p>11/06/2021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792" calcext:value-type="float">
            <text:p>3279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13" calcext:value-type="date">
            <text:p>13/06/2021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462" calcext:value-type="float">
            <text:p>2846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24" calcext:value-type="date">
            <text:p>24/06/2021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o Information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794" calcext:value-type="float">
            <text:p>3279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06" calcext:value-type="date">
            <text:p>06/07/2021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426" calcext:value-type="float">
            <text:p>3142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10" calcext:value-type="date">
            <text:p>10/07/2021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910" calcext:value-type="float">
            <text:p>2891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11" calcext:value-type="date">
            <text:p>11/07/2021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15" calcext:value-type="float">
            <text:p>3351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14" calcext:value-type="date">
            <text:p>14/07/2021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outh Sudan People's Defence Force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248" calcext:value-type="float">
            <text:p>2924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17" calcext:value-type="date">
            <text:p>17/07/2021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Community Members (South Sudan)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427" calcext:value-type="float">
            <text:p>3142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28" calcext:value-type="date">
            <text:p>28/07/2021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786" calcext:value-type="float">
            <text:p>3278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28" calcext:value-type="date">
            <text:p>28/07/2021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Community Members (South Sudan)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342" calcext:value-type="float">
            <text:p>2934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07" calcext:value-type="date">
            <text:p>07/08/2021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33" calcext:value-type="float">
            <text:p>3283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22" calcext:value-type="date">
            <text:p>22/08/2021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South Sudan National Police Servi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ministrato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34" calcext:value-type="float">
            <text:p>3283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23" calcext:value-type="date">
            <text:p>23/08/2021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National Salvation Front (South Sudan)</text:p>
          </table:table-cell>
          <table:table-cell office:value-type="string" calcext:value-type="string">
            <text:p>Ars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974" calcext:value-type="float">
            <text:p>2897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12" calcext:value-type="date">
            <text:p>12/09/2021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, Student(Primary)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288" calcext:value-type="float">
            <text:p>2928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20" calcext:value-type="date">
            <text:p>20/09/2021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566" calcext:value-type="float">
            <text:p>2956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25" calcext:value-type="date">
            <text:p>25/09/2021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South Sudan National Police Servi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55" calcext:value-type="float">
            <text:p>3285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03" calcext:value-type="date">
            <text:p>03/10/2021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outh Sudan People's Defence For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56" calcext:value-type="float">
            <text:p>3285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05" calcext:value-type="date">
            <text:p>05/10/2021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Youth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29827" calcext:value-type="float">
            <text:p>2982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15" calcext:value-type="date">
            <text:p>15/10/2021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Conflict Party unspecified (South Sudan)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060" calcext:value-type="float">
            <text:p>3006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21" calcext:value-type="date">
            <text:p>21/10/2021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59" calcext:value-type="float">
            <text:p>3285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21" calcext:value-type="date">
            <text:p>21/10/2021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Intelligence/security forces (South Sudan)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60" calcext:value-type="float">
            <text:p>3286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1-01" calcext:value-type="date">
            <text:p>01/11/2021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Protestors</text:p>
          </table:table-cell>
          <table:table-cell office:value-type="string" calcext:value-type="string">
            <text:p>Local popul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3657" calcext:value-type="float">
            <text:p>3365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01" calcext:value-type="date">
            <text:p>01/12/2021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Youth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424" calcext:value-type="float">
            <text:p>3042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01" calcext:value-type="date">
            <text:p>01/12/2021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Youth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423" calcext:value-type="float">
            <text:p>3042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07" calcext:value-type="date">
            <text:p>07/12/2021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South Sudan National Police Service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Politically-related</text:p>
          </table:table-cell>
          <table:table-cell table:number-columns-repeated="3" office:value-type="string" calcext:value-type="string">
            <text:p>NotApplicable</text:p>
          </table:table-cell>
          <table:table-cell office:value-type="float" office:value="30745" calcext:value-type="float">
            <text:p>3074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14" calcext:value-type="date">
            <text:p>14/12/2021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ive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551" calcext:value-type="float">
            <text:p>3055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18" calcext:value-type="date">
            <text:p>18/12/2021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Youth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621" calcext:value-type="float">
            <text:p>3062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27" calcext:value-type="date">
            <text:p>27/12/2021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Sudan Police Force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cto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718" calcext:value-type="float">
            <text:p>3071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10" calcext:value-type="date">
            <text:p>10/01/2022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South Sudan National Police Servi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overnmentWorker, OtherHealthProfessional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4063" calcext:value-type="float">
            <text:p>3406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12" calcext:value-type="date">
            <text:p>12/01/2022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No Information on the Weapon Use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4060" calcext:value-type="float">
            <text:p>3406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19" calcext:value-type="date">
            <text:p>19/01/2022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South Sudan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Politically-related</text:p>
          </table:table-cell>
          <table:table-cell table:number-columns-repeated="3" office:value-type="string" calcext:value-type="string">
            <text:p>NotApplicable</text:p>
          </table:table-cell>
          <table:table-cell office:value-type="float" office:value="31752" calcext:value-type="float">
            <text:p>3175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19" calcext:value-type="date">
            <text:p>19/01/2022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South Sudan National Police Service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1180" calcext:value-type="float">
            <text:p>3118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20" calcext:value-type="date">
            <text:p>20/01/2022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South Sudan National Police Service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4064" calcext:value-type="float">
            <text:p>3406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31" calcext:value-type="date">
            <text:p>31/01/2022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4065" calcext:value-type="float">
            <text:p>3406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07" calcext:value-type="date">
            <text:p>07/02/2022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4069" calcext:value-type="float">
            <text:p>3406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07" calcext:value-type="date">
            <text:p>07/02/2022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South Sudan National Police Servi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66" calcext:value-type="float">
            <text:p>3406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10" calcext:value-type="date">
            <text:p>10/02/2022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Conflict Party unspecified (South Sudan)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950" calcext:value-type="float">
            <text:p>3695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10" calcext:value-type="date">
            <text:p>10/02/2022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09" calcext:value-type="float">
            <text:p>3520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10" calcext:value-type="date">
            <text:p>10/02/2022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269" calcext:value-type="float">
            <text:p>3226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10" calcext:value-type="date">
            <text:p>10/02/2022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697" calcext:value-type="float">
            <text:p>3169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11" calcext:value-type="date">
            <text:p>11/02/2022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699" calcext:value-type="float">
            <text:p>3169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12" calcext:value-type="date">
            <text:p>12/02/2022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696" calcext:value-type="float">
            <text:p>3169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19" calcext:value-type="date">
            <text:p>19/02/2022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70" calcext:value-type="float">
            <text:p>3407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28" calcext:value-type="date">
            <text:p>28/02/2022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National Salvation Front (South Sudan)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379" calcext:value-type="float">
            <text:p>3137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03" calcext:value-type="date">
            <text:p>03/03/2022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73" calcext:value-type="float">
            <text:p>3407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20" calcext:value-type="date">
            <text:p>20/03/2022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echnicia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180" calcext:value-type="float">
            <text:p>3218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22" calcext:value-type="date">
            <text:p>22/03/2022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54" calcext:value-type="float">
            <text:p>3175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25" calcext:value-type="date">
            <text:p>25/03/2022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South Sudan People's Defence For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696" calcext:value-type="float">
            <text:p>3269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10" calcext:value-type="date">
            <text:p>10/04/2022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295" calcext:value-type="float">
            <text:p>3229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24" calcext:value-type="date">
            <text:p>24/04/2022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Cla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738" calcext:value-type="float">
            <text:p>3373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05" calcext:value-type="date">
            <text:p>05/05/2022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20" calcext:value-type="float">
            <text:p>3642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11" calcext:value-type="date">
            <text:p>11/05/2022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Intelligence/security forces (South Sudan)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5093" calcext:value-type="float">
            <text:p>3509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19" calcext:value-type="date">
            <text:p>19/05/2022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Community Members (South Sudan)</text:p>
          </table:table-cell>
          <table:table-cell office:value-type="string" calcext:value-type="string">
            <text:p>Knif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77" calcext:value-type="float">
            <text:p>3287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20" calcext:value-type="date">
            <text:p>20/05/2022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879" calcext:value-type="float">
            <text:p>3287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25" calcext:value-type="date">
            <text:p>25/05/2022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32882" calcext:value-type="float">
            <text:p>3288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20" calcext:value-type="date">
            <text:p>20/06/2022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Youth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420" calcext:value-type="float">
            <text:p>3342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02" calcext:value-type="date">
            <text:p>02/08/2022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National Salvation Front (South Sudan)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36363" calcext:value-type="float">
            <text:p>3636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13" calcext:value-type="date">
            <text:p>13/08/2022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98" calcext:value-type="float">
            <text:p>3439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17" calcext:value-type="date">
            <text:p>17/08/2022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51" calcext:value-type="float">
            <text:p>3535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05" calcext:value-type="date">
            <text:p>05/09/2022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79" calcext:value-type="float">
            <text:p>3457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09" calcext:value-type="date">
            <text:p>09/09/2022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34892" calcext:value-type="float">
            <text:p>3489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19" calcext:value-type="date">
            <text:p>19/09/2022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accinationWork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3" office:value-type="string" calcext:value-type="string">
            <text:p>NotApplicable</text:p>
          </table:table-cell>
          <table:table-cell office:value-type="string" calcext:value-type="string">
            <text:p>Vaccination-related</text:p>
          </table:table-cell>
          <table:table-cell office:value-type="float" office:value="34893" calcext:value-type="float">
            <text:p>3489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16" calcext:value-type="date">
            <text:p>16/10/2022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88" calcext:value-type="float">
            <text:p>3508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18" calcext:value-type="date">
            <text:p>18/11/2022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SPLA-IO Sudan People's Liberation Army in Opposition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917" calcext:value-type="float">
            <text:p>3591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2-02" calcext:value-type="date">
            <text:p>02/02/2023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Dinka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string" calcext:value-type="string">
            <text:p>Ebola-related</text:p>
          </table:table-cell>
          <table:table-cell office:value-type="string" calcext:value-type="string">
            <text:p>Vaccination-related</text:p>
          </table:table-cell>
          <table:table-cell office:value-type="float" office:value="37133" calcext:value-type="float">
            <text:p>3713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2-11" calcext:value-type="date">
            <text:p>11/02/2023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8086" calcext:value-type="float">
            <text:p>3808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3-09" calcext:value-type="date">
            <text:p>09/03/2023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214" calcext:value-type="float">
            <text:p>3821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3-29" calcext:value-type="date">
            <text:p>29/03/2023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Health worke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8311" calcext:value-type="float">
            <text:p>38311</text:p>
          </table:table-cell>
          <table:table-cell table:number-columns-repeated="957"/>
        </table:table-row>
        <table:table-row table:style-name="ro4" table:number-rows-repeated="1041874">
          <table:table-cell table:number-columns-repeated="1024"/>
        </table:table-row>
        <table:table-row table:style-name="ro4" table:number-rows-repeated="73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taData&amp;Notes" table:style-name="ta1">
        <table:table-column table:style-name="co2" table:default-cell-style-name="ce15"/>
        <table:table-column table:style-name="co3" table:number-columns-repeated="63" table:default-cell-style-name="ce15"/>
        <table:table-column table:style-name="co3" table:number-columns-repeated="960" table:default-cell-style-name="ce20"/>
        <table:table-row table:style-name="ro5">
          <table:table-cell table:style-name="ce3" office:value-type="string" calcext:value-type="string">
            <text:p>This dataset contains agency- and open source events published in the Attacks on Health Care News Brief in South Sudan between 01 January 2016 to 26 April 2023. Categorized by country. </text:p>
          </table:table-cell>
          <table:table-cell table:number-columns-repeated="1023"/>
        </table:table-row>
        <table:table-row table:style-name="ro6">
          <table:table-cell table:style-name="ce4" office:value-type="string" calcext:value-type="string">
            <text:p>Citation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7">
          <table:table-cell table:style-name="ce5" office:value-type="string" calcext:value-type="string">
            <text:p>Insecurity Insight. 2023. 2016-2023 South Sudan Attacks on Health Care Incident Data, v. 08 May 2023. Geneva, Switzerland: Insecurity Insight. 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 calcext:value-type="string">
            <text:p>Data Notes</text:p>
          </table:table-cell>
          <table:table-cell table:number-columns-repeated="1023"/>
        </table:table-row>
        <table:table-row table:style-name="ro7">
          <table:table-cell table:style-name="ce8" office:value-type="string" calcext:value-type="string">
            <text:p>Not representative or a comprehensive compilation of all events in which healthcare was affected.</text:p>
            <text:p/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Data collection is ongoing and data may change as more information is made available. Where the number of health workers, facilities or ambulances affected is unspecified, one is counted.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For data supporting the Safeguarding Health in Conflict Coalition (SHCC), please see: https://data.humdata.org/dataset/shcchealthcare-dataset</text:p>
          </table:table-cell>
          <table:table-cell table:number-columns-repeated="1023"/>
        </table:table-row>
        <table:table-row table:style-name="ro6">
          <table:table-cell table:style-name="ce7" office:value-type="string" calcext:value-type="string">
            <text:p>Licens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reative Commons Attribution-ShareAlike (CC BY-SA)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 calcext:value-type="string">
            <text:p>Contact inf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For all inquiries on the SHCC Dataset, please contact info@insecurityinsight.org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 calcext:value-type="string">
            <text:p>Definitions</text:p>
          </table:table-cell>
          <table:table-cell table:number-columns-repeated="1023"/>
        </table:table-row>
        <table:table-row table:style-name="ro6">
          <table:table-cell table:style-name="ce10" office:value-type="string" calcext:value-type="string">
            <text:p><text:a xlink:href="http://insecurityinsight.org/methodology-and-definitions#section_attacks_on_health_care" xlink:type="simple">Information on definitions and methodologies</text:a></text:p>
          </table:table-cell>
          <table:table-cell table:number-columns-repeated="1023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£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 style:data-style-name="N2" text:time-value="16:43:33.5406777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10:42:01.768713306</meta:creation-date>
    <dc:date>2023-05-15T16:44:21.021744505</dc:date>
    <meta:editing-duration>PT3M41S</meta:editing-duration>
    <meta:editing-cycles>3</meta:editing-cycles>
    <meta:generator>LibreOffice/7.0.4.2$Linux_X86_64 LibreOffice_project/00$Build-2</meta:generator>
    <meta:document-statistic meta:table-count="2" meta:cell-count="9508" meta:object-count="0"/>
  </office:meta>
</office:document-meta>
</file>